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background-color="#ffff00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0a4236" officeooo:paragraph-rsid="000a4236" fo:background-color="#cccccc" style:font-weight-asian="bold" style:font-weight-complex="bold"/>
    </style:style>
    <style:style style:name="P4" style:family="paragraph" style:parent-style-name="Standard">
      <style:text-properties fo:font-weight="bold" officeooo:rsid="000a4236" officeooo:paragraph-rsid="000e1ea5" fo:background-color="#cccccc" style:font-weight-asian="bold" style:font-weight-complex="bold"/>
    </style:style>
    <style:style style:name="P5" style:family="paragraph" style:parent-style-name="Standard">
      <style:text-properties fo:font-weight="bold" officeooo:rsid="000a4236" officeooo:paragraph-rsid="000f5555" fo:background-color="#cccccc" style:font-weight-asian="bold" style:font-weight-complex="bold"/>
    </style:style>
    <style:style style:name="P6" style:family="paragraph" style:parent-style-name="Standard">
      <style:text-properties fo:font-weight="bold" officeooo:rsid="000a4236" officeooo:paragraph-rsid="00105d5e" fo:background-color="#cccccc" style:font-weight-asian="bold" style:font-weight-complex="bold"/>
    </style:style>
    <style:style style:name="P7" style:family="paragraph" style:parent-style-name="Standard">
      <style:text-properties fo:font-weight="bold" officeooo:rsid="000a4236" officeooo:paragraph-rsid="0014d579" fo:background-color="#cccccc" style:font-weight-asian="bold" style:font-weight-complex="bold"/>
    </style:style>
    <style:style style:name="P8" style:family="paragraph" style:parent-style-name="Standard">
      <style:text-properties officeooo:paragraph-rsid="000a4236"/>
    </style:style>
    <style:style style:name="P9" style:family="paragraph" style:parent-style-name="Standard">
      <style:text-properties officeooo:rsid="000a4236" officeooo:paragraph-rsid="000a4236"/>
    </style:style>
    <style:style style:name="P10" style:family="paragraph" style:parent-style-name="Standard">
      <style:text-properties officeooo:rsid="000e1ea5" officeooo:paragraph-rsid="000e1ea5"/>
    </style:style>
    <style:style style:name="P11" style:family="paragraph" style:parent-style-name="Standard">
      <style:text-properties officeooo:rsid="000e1ea5" officeooo:paragraph-rsid="000f5555"/>
    </style:style>
    <style:style style:name="P12" style:family="paragraph" style:parent-style-name="Standard">
      <style:text-properties officeooo:rsid="000e1ea5" officeooo:paragraph-rsid="0014d579"/>
    </style:style>
    <style:style style:name="P13" style:family="paragraph" style:parent-style-name="Standard">
      <style:text-properties officeooo:rsid="000e1ea5" officeooo:paragraph-rsid="001550ac"/>
    </style:style>
    <style:style style:name="P14" style:family="paragraph" style:parent-style-name="Standard">
      <style:text-properties officeooo:rsid="000f5555" officeooo:paragraph-rsid="000f5555"/>
    </style:style>
    <style:style style:name="P15" style:family="paragraph" style:parent-style-name="Standard">
      <style:text-properties officeooo:rsid="00105d5e" officeooo:paragraph-rsid="00105d5e"/>
    </style:style>
    <style:style style:name="P16" style:family="paragraph" style:parent-style-name="Standard">
      <style:text-properties fo:font-weight="normal" officeooo:rsid="000f5555" officeooo:paragraph-rsid="000f5555" style:font-weight-asian="normal" style:font-weight-complex="normal"/>
    </style:style>
    <style:style style:name="P17" style:family="paragraph" style:parent-style-name="Standard">
      <style:text-properties fo:font-style="italic" fo:font-weight="normal" officeooo:rsid="000a4236" officeooo:paragraph-rsid="000f5555" fo:background-color="transparent" style:font-style-asian="italic" style:font-weight-asian="normal" style:font-style-complex="italic" style:font-weight-complex="normal"/>
    </style:style>
    <style:style style:name="P18" style:family="paragraph" style:parent-style-name="Standard">
      <style:paragraph-properties fo:text-align="justify" style:justify-single-word="false"/>
      <style:text-properties officeooo:rsid="000a80f6" officeooo:paragraph-rsid="000e1ea5"/>
    </style:style>
    <style:style style:name="P19" style:family="paragraph" style:parent-style-name="Standard">
      <style:text-properties fo:font-style="normal" fo:font-weight="bold" officeooo:rsid="001550ac" officeooo:paragraph-rsid="001550ac" style:font-style-asian="normal" style:font-weight-asian="bold" style:font-style-complex="normal" style:font-weight-complex="bold"/>
    </style:style>
    <style:style style:name="P20" style:family="paragraph" style:parent-style-name="Standard">
      <style:text-properties fo:font-weight="bold" officeooo:rsid="000f5555" officeooo:paragraph-rsid="000f5555" style:font-weight-asian="bold" style:font-weight-complex="bold"/>
    </style:style>
    <style:style style:name="P21" style:family="paragraph" style:parent-style-name="Standard">
      <style:text-properties officeooo:rsid="000e1ea5" officeooo:paragraph-rsid="000f5555"/>
    </style:style>
    <style:style style:name="P22" style:family="paragraph" style:parent-style-name="Standard">
      <style:text-properties officeooo:rsid="001745ba" officeooo:paragraph-rsid="001745ba"/>
    </style:style>
    <style:style style:name="P23" style:family="paragraph" style:parent-style-name="Standard">
      <style:text-properties officeooo:paragraph-rsid="001745b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5555" style:font-weight-asian="bold" style:font-weight-complex="bold"/>
    </style:style>
    <style:style style:name="T3" style:family="text">
      <style:text-properties fo:font-weight="bold" officeooo:rsid="00105d5e" style:font-weight-asian="bold" style:font-weight-complex="bold"/>
    </style:style>
    <style:style style:name="T4" style:family="text">
      <style:text-properties fo:font-weight="bold" officeooo:rsid="0014d579" style:font-weight-asian="bold" style:font-weight-complex="bold"/>
    </style:style>
    <style:style style:name="T5" style:family="text">
      <style:text-properties fo:font-weight="bold" officeooo:rsid="001745ba" style:font-weight-asian="bold" style:font-weight-complex="bold"/>
    </style:style>
    <style:style style:name="T6" style:family="text">
      <style:text-properties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0a4236" fo:background-color="transparent" loext:char-shading-value="0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0a80f6" fo:background-color="transparent" loext:char-shading-value="0" style:font-style-asian="italic" style:font-weight-asian="normal" style:font-style-complex="italic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f5555" style:font-weight-asian="normal" style:font-weight-complex="normal"/>
    </style:style>
    <style:style style:name="T11" style:family="text">
      <style:text-properties fo:font-weight="normal" officeooo:rsid="00105d5e" style:font-weight-asian="normal" style:font-weight-complex="normal"/>
    </style:style>
    <style:style style:name="T12" style:family="text">
      <style:text-properties fo:font-weight="normal" officeooo:rsid="0014d579" style:font-weight-asian="normal" style:font-weight-complex="normal"/>
    </style:style>
    <style:style style:name="T13" style:family="text">
      <style:text-properties fo:font-weight="normal" officeooo:rsid="001550ac" style:font-weight-asian="normal" style:font-weight-complex="normal"/>
    </style:style>
    <style:style style:name="T14" style:family="text">
      <style:text-properties fo:font-weight="normal" officeooo:rsid="001745ba" style:font-weight-asian="normal" style:font-weight-complex="normal"/>
    </style:style>
    <style:style style:name="T15" style:family="text">
      <style:text-properties fo:font-weight="normal" fo:background-color="transparent" loext:char-shading-value="0" style:font-weight-asian="normal" style:font-weight-complex="normal"/>
    </style:style>
    <style:style style:name="T16" style:family="text">
      <style:text-properties fo:font-style="normal" fo:font-weight="bold" officeooo:rsid="000a80f6" fo:background-color="transparent" loext:char-shading-value="0" style:font-style-asian="normal" style:font-weight-asian="bold" style:font-style-complex="normal" style:font-weight-complex="bold"/>
    </style:style>
    <style:style style:name="T17" style:family="text">
      <style:text-properties fo:font-style="normal" fo:font-weight="normal" officeooo:rsid="000a80f6" fo:background-color="transparent" loext:char-shading-value="0" style:font-style-asian="normal" style:font-weight-asian="normal" style:font-style-complex="normal" style:font-weight-complex="normal"/>
    </style:style>
    <style:style style:name="T18" style:family="text">
      <style:text-properties officeooo:rsid="000e1ea5"/>
    </style:style>
    <style:style style:name="T19" style:family="text">
      <style:text-properties officeooo:rsid="000f5555"/>
    </style:style>
    <style:style style:name="T20" style:family="text">
      <style:text-properties officeooo:rsid="00105d5e"/>
    </style:style>
    <style:style style:name="T21" style:family="text">
      <style:text-properties officeooo:rsid="0014d579"/>
    </style:style>
    <style:style style:name="T22" style:family="text">
      <style:text-properties fo:background-color="transparent" loext:char-shading-value="0"/>
    </style:style>
    <style:style style:name="T23" style:family="text">
      <style:text-properties officeooo:rsid="000a4236" fo:background-color="transparent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ERCIZIO <text:span text:style-name="T18">OFFICINE 1</text:span></text:p>
      <text:p text:style-name="Standard"/>
      <text:p text:style-name="Standard"/>
      <text:p text:style-name="P2">Raffinamento dei Requisiti</text:p>
      <text:p text:style-name="Standard"/>
      <text:p text:style-name="P3">1. Requisiti su<text:span text:style-name="T18">l DIPENDENTE</text:span></text:p>
      <text:p text:style-name="P8"/>
      <text:p text:style-name="P9"><text:span text:style-name="T1">1.1 nome : </text:span>Stri<text:span text:style-name="T18">nga</text:span></text:p>
      <text:p text:style-name="P10"><text:span text:style-name="T1">1.2 cognome: </text:span>Stringa</text:p>
      <text:p text:style-name="P10"><text:span text:style-name="T1">1.3 cf : </text:span><text:span text:style-name="T9">Cf, stringa alfanumerica secondo standard: con massimo 16 caretteri </text:span></text:p>
      <text:p text:style-name="P10"><text:span text:style-name="T1">1.4 indirizzo:</text:span> <text:s/><text:span text:style-name="T21">è associato un indirizzo o più di uno </text:span><text:s/><text:span text:style-name="T19">(vedi req 7)</text:span></text:p>
      <text:p text:style-name="P10"><text:span text:style-name="T1">1.5 numeroTelefono:</text:span> Telefono, <text:span text:style-name="T19">stringa alfanumerica secondo standard </text:span></text:p>
      <text:p text:style-name="P14"><text:span text:style-name="T1">1.6 anniServizio: </text:span><text:span text:style-name="T4">I</text:span>ntero <text:span text:style-name="T21">valore</text:span> (&gt;=0<text:span text:style-name="T21">)</text:span></text:p>
      <text:p text:style-name="P10"/>
      <text:p text:style-name="P10"/>
      <text:p text:style-name="P10"/>
      <text:p text:style-name="P4"><text:span text:style-name="T19">2</text:span>. Requisiti su<text:span text:style-name="T18">l DIRETTORE</text:span></text:p>
      <text:p text:style-name="P10"/>
      <text:p text:style-name="P10"><text:span text:style-name="T2">2</text:span><text:span text:style-name="T1">.</text:span><text:span text:style-name="T2">3</text:span><text:span text:style-name="T1"> dataNascita: </text:span><text:span text:style-name="T17">Data, </text:span><text:bookmark-start text:name="__DdeLink__440_1521255768"/><text:span text:style-name="T17">stringa numerica che segue lo standard : </text:span><text:span text:style-name="T16">GG/MM/AAAA</text:span></text:p>
      <text:p text:style-name="P18"><text:span text:style-name="T7"><text:s text:c="29"/>(G = giorno, M= mese, A= anno</text:span><text:span text:style-name="T6">)</text:span><text:bookmark-end text:name="__DdeLink__440_1521255768"/></text:p>
      <text:p text:style-name="P10"/>
      <text:p text:style-name="P5"><text:span text:style-name="T19">3</text:span>. Requisiti su<text:span text:style-name="T18">l </text:span><text:span text:style-name="T19">VEICOLO</text:span></text:p>
      <text:p text:style-name="P11"/>
      <text:p text:style-name="P11"><text:span text:style-name="T2">3</text:span><text:span text:style-name="T1">.1 modello :</text:span> Stringa</text:p>
      <text:p text:style-name="P11"><text:span text:style-name="T2">3</text:span><text:span text:style-name="T1">.2 tipo :</text:span> Stringa, <text:span text:style-name="T19">indicante la tipologia della macchina in questione </text:span><text:span text:style-name="T20">(SUV, BERLINA, ecc.)</text:span></text:p>
      <text:p text:style-name="P11"><text:span text:style-name="T2">3</text:span><text:span text:style-name="T1">.3 targa : </text:span>Stringa alfanumerica</text:p>
      <text:p text:style-name="P11"><text:span text:style-name="T2">3</text:span><text:span text:style-name="T1">.4 annoImmatricolazione :</text:span> <text:span text:style-name="T21">Anno</text:span>, <text:bookmark-start text:name="__DdeLink__449_706395137"/><text:s/>AAAA <text:span text:style-name="T19">(A= anno)</text:span><text:bookmark-end text:name="__DdeLink__449_706395137"/></text:p>
      <text:p text:style-name="P11"><text:span text:style-name="T2">3</text:span><text:span text:style-name="T1">.5 proprietario :</text:span> <text:span text:style-name="T21">è associato ad un proprietario </text:span>(vedi requ. <text:span text:style-name="T19">4)</text:span></text:p>
      <text:p text:style-name="P10"/>
      <text:p text:style-name="P10"/>
      <text:p text:style-name="P5"><text:span text:style-name="T19">4</text:span>. Requisiti su<text:span text:style-name="T18">l </text:span><text:span text:style-name="T19">PROPRIETARIO</text:span></text:p>
      <text:p text:style-name="P11"/>
      <text:p text:style-name="P11"><text:span text:style-name="T2">4.1 nome : </text:span><text:span text:style-name="T10">Stringa</text:span></text:p>
      <text:p text:style-name="P15"><text:span text:style-name="T2">4.</text:span><text:span text:style-name="T1">2 cognome :</text:span><text:span text:style-name="T9"> Stringa</text:span></text:p>
      <text:p text:style-name="P11"><text:span text:style-name="T2">4.</text:span><text:span text:style-name="T3">3</text:span><text:span text:style-name="T2"> codiceFiscale : </text:span><text:span text:style-name="T10">Stringa alfanumerica (max 16 caratteri)</text:span></text:p>
      <text:p text:style-name="P12"><text:span text:style-name="T2">4.</text:span><text:span text:style-name="T3">4</text:span><text:span text:style-name="T2"> indirizzo :</text:span><text:span text:style-name="T10"> </text:span><text:span text:style-name="T12">è associato un indirizzo o più di uno</text:span><text:span text:style-name="T2"> </text:span><text:span text:style-name="T10">(vedi requ. 7)</text:span></text:p>
      <text:p text:style-name="P11"><text:span text:style-name="T2">4.</text:span><text:span text:style-name="T3">5</text:span><text:span text:style-name="T2"> numeroTelefono : </text:span><text:span text:style-name="T10">Telefono, stringa alfanumerica secondo standard</text:span></text:p>
      <text:p text:style-name="P16"/>
      <text:p text:style-name="P16"/>
      <text:p text:style-name="P5"><text:span text:style-name="T19">5</text:span>. Requisiti su<text:span text:style-name="T18">l</text:span><text:span text:style-name="T19">la RIPARAZIONE</text:span></text:p>
      <text:p text:style-name="P5"/>
      <text:p text:style-name="P14"><text:span text:style-name="T1">5.1 codiceRiparazione </text:span><text:span text:style-name="T9">: Stringa alfanumerica </text:span><text:span text:style-name="T11">univoca</text:span></text:p>
      <text:p text:style-name="P14"><text:span text:style-name="T1">5.2 veicolo : </text:span><text:span text:style-name="T9">Veicolo (vedi requ. </text:span><text:span text:style-name="T11">3)</text:span></text:p>
      <text:p text:style-name="P14"><text:span text:style-name="T1">5.3 dataAccettazione : </text:span><text:span text:style-name="T9">DataOra, </text:span><text:bookmark-start text:name="__DdeLink__438_1521255768"/><text:span text:style-name="T9">formato <text:s/>GG/MM/AAAA OO:MM:SS</text:span></text:p>
      <text:p text:style-name="P14"><text:span text:style-name="T9"><text:s text:c="45"/></text:span><text:span text:style-name="T7"><text:s/>(G = giorno, M= mese, A= anno</text:span><text:span text:style-name="T8">, </text:span><text:span text:style-name="T7">O=ora, M: minuti, S:secondi)</text:span><text:bookmark-end text:name="__DdeLink__438_1521255768"/></text:p>
      <text:p text:style-name="P19"><text:span text:style-name="T23">5.</text:span><text:span text:style-name="T22">4 dataRiconsegna :</text:span><text:span text:style-name="T15"> un veicolo è consegnato se ha finito la riparazione</text:span><text:span text:style-name="T22"> </text:span><text:span text:style-name="T15">(vedi requ.6)</text:span></text:p>
      <text:p text:style-name="P20"/>
      <text:p text:style-name="P7"/>
      <text:p text:style-name="P7"/>
      <text:p text:style-name="P7"><text:soft-page-break/></text:p>
      <text:p text:style-name="P7"><text:span text:style-name="T21">6</text:span>. Requisiti su<text:span text:style-name="T18">l</text:span><text:span text:style-name="T19">la RIPARA</text:span><text:span text:style-name="T21">TO</text:span></text:p>
      <text:p text:style-name="P20"/>
      <text:p text:style-name="P14"><text:span text:style-name="T4">6</text:span><text:span text:style-name="T1">.4 dataRiconsegna :</text:span><text:span text:style-name="T9"> DataOra, formato GG/MM/AAAA OO:MM:SS (opzionale, solo se riparazione è conclusa)</text:span></text:p>
      <text:p text:style-name="P14"><text:span text:style-name="T9"><text:s text:c="40"/></text:span><text:span text:style-name="T7"><text:s/>(G = giorno, M= mese, A= anno</text:span><text:span text:style-name="T8">, </text:span><text:span text:style-name="T7">O=ora, M: minuti, S:secondi)</text:span></text:p>
      <text:p text:style-name="P17"/>
      <text:p text:style-name="P17"/>
      <text:p text:style-name="P16"/>
      <text:p text:style-name="P6"><text:span text:style-name="T21">7</text:span><text:span text:style-name="T19">. Requisiti su</text:span><text:span text:style-name="T18">l</text:span><text:span text:style-name="T19">l’</text:span><text:span text:style-name="T20">OFFICINA</text:span></text:p>
      <text:p text:style-name="P6"/>
      <text:p text:style-name="P11"><text:span text:style-name="T4">7</text:span><text:span text:style-name="T2">.1 nome : </text:span><text:span text:style-name="T10">Stringa</text:span></text:p>
      <text:p text:style-name="P13"><text:span text:style-name="T4">7</text:span><text:span text:style-name="T2">.2 indirizzo : </text:span><text:span text:style-name="T12">è associato un indirizzo o più di uno</text:span><text:span text:style-name="T2"> </text:span><text:span text:style-name="T10"><text:s/>(vedi requ. </text:span><text:span text:style-name="T12">8</text:span><text:span text:style-name="T10">)</text:span></text:p>
      <text:p text:style-name="P11"><text:span text:style-name="T4">7</text:span><text:span text:style-name="T2">.3 numeroDipendenti :</text:span><text:span text:style-name="T10"> Intero </text:span><text:span text:style-name="T11">(&gt;=0)</text:span></text:p>
      <text:p text:style-name="P11"><text:span text:style-name="T4">7</text:span><text:span text:style-name="T2">.4 dipendenti :</text:span><text:span text:style-name="T10"> </text:span><text:span text:style-name="T13">ha dei dipendenti </text:span><text:span text:style-name="T10">(vedi requ. </text:span><text:span text:style-name="T11">1</text:span><text:span text:style-name="T10">)</text:span></text:p>
      <text:p text:style-name="P11"><text:span text:style-name="T4">7</text:span><text:span text:style-name="T2">.5 direttore :</text:span><text:span text:style-name="T10"> </text:span><text:span text:style-name="T13">è associato con la data di nascita oltre gli attributi dei <text:s/>dipendenti</text:span><text:span text:style-name="T10"> (vedi requ. </text:span><text:span text:style-name="T11">2</text:span><text:span text:style-name="T10">)</text:span></text:p>
      <text:p text:style-name="P23"><text:span text:style-name="T10"><text:s text:c="3"/></text:span><text:span text:style-name="T5">7.5.1 direttore</text:span><text:span text:style-name="T14"> : </text:span><text:span text:style-name="T9">È </text:span><text:span text:style-name="Strong_20_Emphasis">obbligatorio per l'officina</text:span><text:span text:style-name="T9"> avere un direttore.</text:span></text:p>
      <text:p text:style-name="P23"><text:span text:style-name="T14"><text:s text:c="3"/></text:span><text:span text:style-name="T5">7.5.2 direttore: </text:span><text:span text:style-name="T14"><text:s/></text:span>È <text:span text:style-name="Strong_20_Emphasis">facoltativo per un direttore</text:span> dirigere officine (può non essere ancora assegnato)</text:p>
      <text:p text:style-name="P22"><text:span text:style-name="T9"/></text:p>
      <text:p text:style-name="P16"><text:s/></text:p>
      <text:p text:style-name="P6"><text:span text:style-name="T21">8</text:span><text:span text:style-name="T19">. Requisiti su</text:span><text:span text:style-name="T18">l</text:span><text:span text:style-name="T19">l</text:span><text:span text:style-name="T20">a LOCAZIONE</text:span></text:p>
      <text:p text:style-name="P6"/>
      <text:p text:style-name="P11"><text:span text:style-name="T4">8</text:span><text:span text:style-name="T2">.1 via : </text:span><text:span text:style-name="T10">Stringa</text:span></text:p>
      <text:p text:style-name="P11"><text:span text:style-name="T4">8</text:span><text:span text:style-name="T2">.2 civico :</text:span><text:span text:style-name="T10"> Stringa</text:span></text:p>
      <text:p text:style-name="P11"><text:span text:style-name="T4">8</text:span><text:span text:style-name="T2">.3 interno :</text:span><text:span text:style-name="T10"> Stringa</text:span></text:p>
      <text:p text:style-name="P11"><text:span text:style-name="T4">8</text:span><text:span text:style-name="T2">.4 cap :</text:span><text:span text:style-name="T10"> Stringa (max 5 caratteri)</text:span></text:p>
      <text:p text:style-name="P12"><text:span text:style-name="T4">8</text:span><text:span text:style-name="T2">.5 città : </text:span><text:span text:style-name="T10">Stringa</text:span></text:p>
      <text:p text:style-name="P11"><text:span text:style-name="T4">8</text:span><text:span text:style-name="T2">.6 provincia :</text:span><text:span text:style-name="T10"> Stringa</text:span></text:p>
      <text:p text:style-name="P11"><text:span text:style-name="T4">8</text:span><text:span text:style-name="T2">.7 nazione : </text:span><text:span text:style-name="T10">Stringa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7T12:30:39.129531616</meta:creation-date>
    <dc:date>2025-05-04T14:38:18.313975473</dc:date>
    <meta:editing-duration>PT1H24M5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2" meta:paragraph-count="50" meta:word-count="352" meta:character-count="2315" meta:non-whitespace-character-count="1880"/>
  </office:meta>
</office:document-meta>
</file>